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start" style:justify-single-word="false"/>
    </style:style>
    <style:style style:name="P2" style:family="paragraph" style:parent-style-name="Standard" style:list-style-name="L1">
      <style:paragraph-properties fo:text-align="start" style:justify-single-word="false"/>
      <style:text-properties officeooo:paragraph-rsid="00161669"/>
    </style:style>
    <style:style style:name="P3" style:family="paragraph" style:parent-style-name="Standard" style:list-style-name="L1">
      <style:paragraph-properties fo:text-align="start" style:justify-single-word="false"/>
      <style:text-properties officeooo:paragraph-rsid="00185cbb"/>
    </style:style>
    <style:style style:name="P4" style:family="paragraph" style:parent-style-name="Standard" style:list-style-name="L1">
      <style:paragraph-properties fo:text-align="start" style:justify-single-word="false"/>
      <style:text-properties officeooo:paragraph-rsid="001958b5"/>
    </style:style>
    <style:style style:name="P5" style:family="paragraph" style:parent-style-name="Standard" style:list-style-name="L1">
      <style:paragraph-properties fo:text-align="start" style:justify-single-word="false"/>
      <style:text-properties officeooo:paragraph-rsid="001a6b81"/>
    </style:style>
    <style:style style:name="P6" style:family="paragraph" style:parent-style-name="Standard" style:list-style-name="L1">
      <style:paragraph-properties fo:text-align="start" style:justify-single-word="false"/>
      <style:text-properties officeooo:paragraph-rsid="00218d7d"/>
    </style:style>
    <style:style style:name="P7" style:family="paragraph" style:parent-style-name="Standard" style:list-style-name="L2">
      <style:paragraph-properties fo:text-align="start" style:justify-single-word="false"/>
      <style:text-properties officeooo:paragraph-rsid="0025524a"/>
    </style:style>
    <style:style style:name="P8" style:family="paragraph" style:parent-style-name="Standard" style:list-style-name="L2">
      <style:paragraph-properties fo:text-align="start" style:justify-single-word="false"/>
      <style:text-properties officeooo:paragraph-rsid="002467bc"/>
    </style:style>
    <style:style style:name="P9" style:family="paragraph" style:parent-style-name="Standard">
      <style:paragraph-properties fo:text-align="start" style:justify-single-word="false"/>
      <style:text-properties officeooo:paragraph-rsid="002a797e"/>
    </style:style>
    <style:style style:name="P10" style:family="paragraph" style:parent-style-name="Standard">
      <style:paragraph-properties fo:text-align="start" style:justify-single-word="false"/>
      <style:text-properties officeooo:paragraph-rsid="002b7859"/>
    </style:style>
    <style:style style:name="P11" style:family="paragraph" style:parent-style-name="Standard">
      <style:paragraph-properties fo:text-align="start" style:justify-single-word="false"/>
      <style:text-properties officeooo:paragraph-rsid="0037a65c"/>
    </style:style>
    <style:style style:name="P12" style:family="paragraph" style:parent-style-name="Standard" style:list-style-name="L5">
      <style:paragraph-properties fo:text-align="start" style:justify-single-word="false"/>
      <style:text-properties officeooo:paragraph-rsid="003fb4da"/>
    </style:style>
    <style:style style:name="P13" style:family="paragraph" style:parent-style-name="Standard" style:list-style-name="L7">
      <style:paragraph-properties fo:text-align="start" style:justify-single-word="false"/>
      <style:text-properties officeooo:paragraph-rsid="004b26a3"/>
    </style:style>
    <style:style style:name="P14" style:family="paragraph" style:parent-style-name="Standard">
      <style:paragraph-properties fo:text-align="start" style:justify-single-word="false"/>
      <style:text-properties officeooo:paragraph-rsid="0055076b"/>
    </style:style>
    <style:style style:name="P15" style:family="paragraph" style:parent-style-name="Standard">
      <style:paragraph-properties fo:text-align="start" style:justify-single-word="false"/>
      <style:text-properties officeooo:paragraph-rsid="0056e1dc"/>
    </style:style>
    <style:style style:name="P16" style:family="paragraph" style:parent-style-name="Standard">
      <style:paragraph-properties fo:text-align="start" style:justify-single-word="false"/>
      <style:text-properties officeooo:paragraph-rsid="00570c23"/>
    </style:style>
    <style:style style:name="P17" style:family="paragraph" style:parent-style-name="Standard">
      <style:paragraph-properties fo:text-align="start" style:justify-single-word="false"/>
      <style:text-properties officeooo:paragraph-rsid="002df293"/>
    </style:style>
    <style:style style:name="P18" style:family="paragraph" style:parent-style-name="Standard">
      <style:paragraph-properties fo:text-align="start" style:justify-single-word="false"/>
      <style:text-properties officeooo:rsid="00161669" officeooo:paragraph-rsid="00161669"/>
    </style:style>
    <style:style style:name="P19" style:family="paragraph" style:parent-style-name="Standard" style:list-style-name="L1">
      <style:paragraph-properties fo:text-align="start" style:justify-single-word="false"/>
      <style:text-properties officeooo:rsid="00161669" officeooo:paragraph-rsid="00161669"/>
    </style:style>
    <style:style style:name="P20" style:family="paragraph" style:parent-style-name="Standard" style:list-style-name="L1">
      <style:paragraph-properties fo:text-align="start" style:justify-single-word="false"/>
      <style:text-properties officeooo:rsid="0017a822" officeooo:paragraph-rsid="0017a822"/>
    </style:style>
    <style:style style:name="P21" style:family="paragraph" style:parent-style-name="Standard" style:list-style-name="L1">
      <style:paragraph-properties fo:text-align="start" style:justify-single-word="false"/>
      <style:text-properties officeooo:rsid="00185cbb" officeooo:paragraph-rsid="00185cbb"/>
    </style:style>
    <style:style style:name="P22" style:family="paragraph" style:parent-style-name="Standard" style:list-style-name="L1">
      <style:paragraph-properties fo:text-align="start" style:justify-single-word="false"/>
      <style:text-properties officeooo:rsid="001dd3f9" officeooo:paragraph-rsid="001dd3f9"/>
    </style:style>
    <style:style style:name="P23" style:family="paragraph" style:parent-style-name="Standard" style:list-style-name="L1">
      <style:paragraph-properties fo:text-align="start" style:justify-single-word="false"/>
      <style:text-properties officeooo:rsid="001f9beb" officeooo:paragraph-rsid="001f9beb"/>
    </style:style>
    <style:style style:name="P24" style:family="paragraph" style:parent-style-name="Standard" style:list-style-name="L1">
      <style:paragraph-properties fo:text-align="start" style:justify-single-word="false"/>
      <style:text-properties officeooo:rsid="00218d7d" officeooo:paragraph-rsid="00218d7d"/>
    </style:style>
    <style:style style:name="P25" style:family="paragraph" style:parent-style-name="Standard">
      <style:paragraph-properties fo:text-align="start" style:justify-single-word="false"/>
      <style:text-properties officeooo:rsid="002467bc" officeooo:paragraph-rsid="002467bc"/>
    </style:style>
    <style:style style:name="P26" style:family="paragraph" style:parent-style-name="Standard" style:list-style-name="L2">
      <style:paragraph-properties fo:text-align="start" style:justify-single-word="false"/>
      <style:text-properties officeooo:rsid="002467bc" officeooo:paragraph-rsid="002467bc"/>
    </style:style>
    <style:style style:name="P27" style:family="paragraph" style:parent-style-name="Standard">
      <style:paragraph-properties fo:text-align="start" style:justify-single-word="false"/>
      <style:text-properties officeooo:rsid="0032ec5b" officeooo:paragraph-rsid="0032ec5b"/>
    </style:style>
    <style:style style:name="P28" style:family="paragraph" style:parent-style-name="Standard" style:list-style-name="L4">
      <style:paragraph-properties fo:text-align="start" style:justify-single-word="false"/>
      <style:text-properties officeooo:rsid="003551ad" officeooo:paragraph-rsid="003551ad"/>
    </style:style>
    <style:style style:name="P29" style:family="paragraph" style:parent-style-name="Standard">
      <style:paragraph-properties fo:text-align="start" style:justify-single-word="false"/>
      <style:text-properties officeooo:rsid="003b545f" officeooo:paragraph-rsid="003b545f"/>
    </style:style>
    <style:style style:name="P30" style:family="paragraph" style:parent-style-name="Standard" style:list-style-name="L5">
      <style:paragraph-properties fo:text-align="start" style:justify-single-word="false"/>
      <style:text-properties officeooo:rsid="003f0ea1" officeooo:paragraph-rsid="003fb4da"/>
    </style:style>
    <style:style style:name="P31" style:family="paragraph" style:parent-style-name="Standard">
      <style:paragraph-properties fo:text-align="start" style:justify-single-word="false"/>
      <style:text-properties officeooo:rsid="003f0ea1" officeooo:paragraph-rsid="003fb4da"/>
    </style:style>
    <style:style style:name="P32" style:family="paragraph" style:parent-style-name="Standard" style:list-style-name="L5">
      <style:paragraph-properties fo:text-align="start" style:justify-single-word="false"/>
      <style:text-properties officeooo:rsid="003fb4da" officeooo:paragraph-rsid="003fb4da"/>
    </style:style>
    <style:style style:name="P33" style:family="paragraph" style:parent-style-name="Standard">
      <style:paragraph-properties fo:text-align="start" style:justify-single-word="false"/>
      <style:text-properties officeooo:rsid="003fb4da" officeooo:paragraph-rsid="003f0ea1"/>
    </style:style>
    <style:style style:name="P34" style:family="paragraph" style:parent-style-name="Standard">
      <style:paragraph-properties fo:text-align="start" style:justify-single-word="false"/>
      <style:text-properties officeooo:rsid="0043da1a" officeooo:paragraph-rsid="0043da1a"/>
    </style:style>
    <style:style style:name="P35" style:family="paragraph" style:parent-style-name="Standard" style:list-style-name="L6">
      <style:paragraph-properties fo:text-align="start" style:justify-single-word="false"/>
      <style:text-properties officeooo:rsid="0043da1a" officeooo:paragraph-rsid="0043da1a"/>
    </style:style>
    <style:style style:name="P36" style:family="paragraph" style:parent-style-name="Standard" style:list-style-name="L6">
      <style:paragraph-properties fo:text-align="start" style:justify-single-word="false"/>
      <style:text-properties officeooo:rsid="0046519d" officeooo:paragraph-rsid="0046519d"/>
    </style:style>
    <style:style style:name="P37" style:family="paragraph" style:parent-style-name="Standard">
      <style:paragraph-properties fo:text-align="start" style:justify-single-word="false"/>
      <style:text-properties officeooo:rsid="004ad393" officeooo:paragraph-rsid="004ad393"/>
    </style:style>
    <style:style style:name="P38" style:family="paragraph" style:parent-style-name="Standard" style:list-style-name="L7">
      <style:paragraph-properties fo:text-align="start" style:justify-single-word="false"/>
      <style:text-properties officeooo:rsid="004ad393" officeooo:paragraph-rsid="004ad393"/>
    </style:style>
    <style:style style:name="P39" style:family="paragraph" style:parent-style-name="Standard" style:list-style-name="L7">
      <style:paragraph-properties fo:text-align="start" style:justify-single-word="false"/>
      <style:text-properties officeooo:rsid="004b26a3" officeooo:paragraph-rsid="004b26a3"/>
    </style:style>
    <style:style style:name="P40" style:family="paragraph" style:parent-style-name="Standard">
      <style:paragraph-properties fo:text-align="start" style:justify-single-word="false"/>
      <style:text-properties officeooo:rsid="004b9c03" officeooo:paragraph-rsid="004b9c03"/>
    </style:style>
    <style:style style:name="P41" style:family="paragraph" style:parent-style-name="Standard" style:list-style-name="L8">
      <style:paragraph-properties fo:text-align="start" style:justify-single-word="false"/>
      <style:text-properties officeooo:rsid="004b9c03" officeooo:paragraph-rsid="004b9c03"/>
    </style:style>
    <style:style style:name="P42" style:family="paragraph" style:parent-style-name="Standard">
      <style:paragraph-properties fo:text-align="start" style:justify-single-word="false"/>
      <style:text-properties officeooo:rsid="004ccbc2" officeooo:paragraph-rsid="004ccbc2"/>
    </style:style>
    <style:style style:name="P43" style:family="paragraph" style:parent-style-name="Standard">
      <style:paragraph-properties fo:text-align="start" style:justify-single-word="false"/>
      <style:text-properties officeooo:rsid="00633e85" officeooo:paragraph-rsid="00633e85"/>
    </style:style>
    <style:style style:name="P44" style:family="paragraph" style:parent-style-name="Standard" style:list-style-name="L5">
      <style:paragraph-properties fo:text-align="start" style:justify-single-word="false"/>
      <style:text-properties officeooo:rsid="00666b73" officeooo:paragraph-rsid="003fb4da"/>
    </style:style>
    <style:style style:name="P45" style:family="paragraph" style:parent-style-name="Standard">
      <style:paragraph-properties fo:text-align="start" style:justify-single-word="false"/>
      <style:text-properties officeooo:rsid="00888426" officeooo:paragraph-rsid="00888426"/>
    </style:style>
    <style:style style:name="P46" style:family="paragraph" style:parent-style-name="Standard" style:list-style-name="L10">
      <style:paragraph-properties fo:text-align="start" style:justify-single-word="false"/>
      <style:text-properties officeooo:rsid="00888426" officeooo:paragraph-rsid="00888426"/>
    </style:style>
    <style:style style:name="T1" style:family="text">
      <style:text-properties officeooo:rsid="00161669"/>
    </style:style>
    <style:style style:name="T2" style:family="text">
      <style:text-properties officeooo:rsid="00185cbb"/>
    </style:style>
    <style:style style:name="T3" style:family="text">
      <style:text-properties officeooo:rsid="001958b5"/>
    </style:style>
    <style:style style:name="T4" style:family="text">
      <style:text-properties officeooo:rsid="001a6b81"/>
    </style:style>
    <style:style style:name="T5" style:family="text">
      <style:text-properties officeooo:rsid="001b404a"/>
    </style:style>
    <style:style style:name="T6" style:family="text">
      <style:text-properties officeooo:rsid="001b7c3c"/>
    </style:style>
    <style:style style:name="T7" style:family="text">
      <style:text-properties officeooo:rsid="00218d7d"/>
    </style:style>
    <style:style style:name="T8" style:family="text">
      <style:text-properties officeooo:rsid="00221bd2"/>
    </style:style>
    <style:style style:name="T9" style:family="text">
      <style:text-properties officeooo:rsid="002467bc"/>
    </style:style>
    <style:style style:name="T10" style:family="text">
      <style:text-properties officeooo:rsid="0025524a"/>
    </style:style>
    <style:style style:name="T11" style:family="text">
      <style:text-properties officeooo:rsid="002a797e"/>
    </style:style>
    <style:style style:name="T12" style:family="text">
      <style:text-properties officeooo:rsid="002b7859"/>
    </style:style>
    <style:style style:name="T13" style:family="text">
      <style:text-properties officeooo:rsid="002df293"/>
    </style:style>
    <style:style style:name="T14" style:family="text">
      <style:text-properties officeooo:rsid="002f61c2"/>
    </style:style>
    <style:style style:name="T15" style:family="text">
      <style:text-properties officeooo:rsid="003551ad"/>
    </style:style>
    <style:style style:name="T16" style:family="text">
      <style:text-properties officeooo:rsid="0037a65c"/>
    </style:style>
    <style:style style:name="T17" style:family="text">
      <style:text-properties officeooo:rsid="0037c9c4"/>
    </style:style>
    <style:style style:name="T18" style:family="text">
      <style:text-properties officeooo:rsid="003f0ea1"/>
    </style:style>
    <style:style style:name="T19" style:family="text">
      <style:text-properties officeooo:rsid="004b26a3"/>
    </style:style>
    <style:style style:name="T20" style:family="text">
      <style:text-properties officeooo:rsid="004f482b"/>
    </style:style>
    <style:style style:name="T21" style:family="text">
      <style:text-properties officeooo:rsid="00511c3f"/>
    </style:style>
    <style:style style:name="T22" style:family="text">
      <style:text-properties officeooo:rsid="00527602"/>
    </style:style>
    <style:style style:name="T23" style:family="text">
      <style:text-properties officeooo:rsid="0055076b"/>
    </style:style>
    <style:style style:name="T24" style:family="text">
      <style:text-properties officeooo:rsid="0056e1dc"/>
    </style:style>
    <style:style style:name="T25" style:family="text">
      <style:text-properties officeooo:rsid="00570c23"/>
    </style:style>
    <style:style style:name="T26" style:family="text">
      <style:text-properties officeooo:rsid="0057e971"/>
    </style:style>
    <style:style style:name="T27" style:family="text">
      <style:text-properties officeooo:rsid="00589448"/>
    </style:style>
    <style:style style:name="T28" style:family="text">
      <style:text-properties officeooo:rsid="0059188f"/>
    </style:style>
    <style:style style:name="T29" style:family="text">
      <style:text-properties officeooo:rsid="005a86d3"/>
    </style:style>
    <style:style style:name="T30" style:family="text">
      <style:text-properties officeooo:rsid="005c3400"/>
    </style:style>
    <style:style style:name="T31" style:family="text">
      <style:text-properties officeooo:rsid="005d31e2"/>
    </style:style>
    <style:style style:name="T32" style:family="text">
      <style:text-properties officeooo:rsid="005ef4b8"/>
    </style:style>
    <style:style style:name="T33" style:family="text">
      <style:text-properties officeooo:rsid="005f067c"/>
    </style:style>
    <style:style style:name="T34" style:family="text">
      <style:text-properties officeooo:rsid="0060012d"/>
    </style:style>
    <style:style style:name="T35" style:family="text">
      <style:text-properties officeooo:rsid="00601b49"/>
    </style:style>
    <style:style style:name="T36" style:family="text">
      <style:text-properties officeooo:rsid="0060f359"/>
    </style:style>
    <style:style style:name="T37" style:family="text">
      <style:text-properties officeooo:rsid="0063ed8d"/>
    </style:style>
    <style:style style:name="T38" style:family="text">
      <style:text-properties officeooo:rsid="0064b66d"/>
    </style:style>
    <style:style style:name="T39" style:family="text">
      <style:text-properties officeooo:rsid="006568ad"/>
    </style:style>
    <style:style style:name="T40" style:family="text">
      <style:text-properties officeooo:rsid="0065be2b"/>
    </style:style>
    <style:style style:name="T41" style:family="text">
      <style:text-properties officeooo:rsid="00666b73"/>
    </style:style>
    <style:style style:name="T42" style:family="text">
      <style:text-properties officeooo:rsid="0066b197"/>
    </style:style>
    <style:style style:name="T43" style:family="text">
      <style:text-properties officeooo:rsid="006743bd"/>
    </style:style>
    <style:style style:name="T44" style:family="text">
      <style:text-properties officeooo:rsid="0067e12e"/>
    </style:style>
    <style:style style:name="T45" style:family="text">
      <style:text-properties officeooo:rsid="0068bd5b"/>
    </style:style>
    <style:style style:name="T46" style:family="text">
      <style:text-properties officeooo:rsid="0069677d"/>
    </style:style>
    <style:style style:name="T47" style:family="text">
      <style:text-properties officeooo:rsid="006a32e5"/>
    </style:style>
    <style:style style:name="T48" style:family="text">
      <style:text-properties officeooo:rsid="006a6bf1"/>
    </style:style>
    <style:style style:name="T49" style:family="text">
      <style:text-properties officeooo:rsid="006c9132"/>
    </style:style>
    <style:style style:name="T50" style:family="text">
      <style:text-properties officeooo:rsid="006d35db"/>
    </style:style>
    <style:style style:name="T51" style:family="text">
      <style:text-properties officeooo:rsid="006e6b33"/>
    </style:style>
    <style:style style:name="T52" style:family="text">
      <style:text-properties officeooo:rsid="006ee9a6"/>
    </style:style>
    <style:style style:name="T53" style:family="text">
      <style:text-properties officeooo:rsid="00703a4b"/>
    </style:style>
    <style:style style:name="T54" style:family="text">
      <style:text-properties officeooo:rsid="00716677"/>
    </style:style>
    <style:style style:name="T55" style:family="text">
      <style:text-properties officeooo:rsid="0073de3d"/>
    </style:style>
    <style:style style:name="T56" style:family="text">
      <style:text-properties officeooo:rsid="00745579"/>
    </style:style>
    <style:style style:name="T57" style:family="text">
      <style:text-properties officeooo:rsid="00755d24"/>
    </style:style>
    <style:style style:name="T58" style:family="text">
      <style:text-properties officeooo:rsid="0075be2c"/>
    </style:style>
    <style:style style:name="T59" style:family="text">
      <style:text-properties officeooo:rsid="00761b98"/>
    </style:style>
    <style:style style:name="T60" style:family="text">
      <style:text-properties officeooo:rsid="0076ec88"/>
    </style:style>
    <style:style style:name="T61" style:family="text">
      <style:text-properties officeooo:rsid="0078be97"/>
    </style:style>
    <style:style style:name="T62" style:family="text">
      <style:text-properties officeooo:rsid="0079c3aa"/>
    </style:style>
    <style:style style:name="T63" style:family="text">
      <style:text-properties officeooo:rsid="007b6dcf"/>
    </style:style>
    <style:style style:name="T64" style:family="text">
      <style:text-properties officeooo:rsid="007c3dd5"/>
    </style:style>
    <style:style style:name="T65" style:family="text">
      <style:text-properties officeooo:rsid="007da75b"/>
    </style:style>
    <style:style style:name="T66" style:family="text">
      <style:text-properties officeooo:rsid="007e9820"/>
    </style:style>
    <style:style style:name="T67" style:family="text">
      <style:text-properties officeooo:rsid="007f23b2"/>
    </style:style>
    <style:style style:name="T68" style:family="text">
      <style:text-properties officeooo:rsid="00811026"/>
    </style:style>
    <style:style style:name="T69" style:family="text">
      <style:text-properties officeooo:rsid="0081bb64"/>
    </style:style>
    <style:style style:name="T70" style:family="text">
      <style:text-properties officeooo:rsid="0083460a"/>
    </style:style>
    <style:style style:name="T71" style:family="text">
      <style:text-properties officeooo:rsid="00853965"/>
    </style:style>
    <style:style style:name="T72" style:family="text">
      <style:text-properties officeooo:rsid="0085ce66"/>
    </style:style>
    <style:style style:name="T73" style:family="text">
      <style:text-properties officeooo:rsid="0086b11a"/>
    </style:style>
    <style:style style:name="T74" style:family="text">
      <style:text-properties officeooo:rsid="0087dce6"/>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text:span text:style-name="T42">)</text:span> What does the average TD(tower defence) game look like?</text:p>
      <text:p text:style-name="P16"><text:span text:style-name="T12">There are several things that happen in a TD game. Waves of creeps</text:span><text:span text:style-name="T25">(</text:span><text:span text:style-name="T4">enem</text:span><text:span text:style-name="T25">y units</text:span><text:span text:style-name="T26">)</text:span><text:span text:style-name="T12"> try to make it from on part of the map to another part, </text:span><text:span text:style-name="T26">let’s call them the origin and destination respectively</text:span><text:span text:style-name="T12">. Depending on the game, they could either travel a set path or a path set by the player by blocking most of the route with buildings. The creeps could vary in speed, health and </text:span><text:span text:style-name="T27">may have</text:span><text:span text:style-name="T12"> abilities like regenerat</text:span><text:span text:style-name="T28">e</text:span><text:span text:style-name="T12"> health. The towers that are meant to stop the creeps are varied in firepower, speed, range and whether they can hit multiple enemies. They could also be upgraded to more powerful versions of themselves </text:span><text:span text:style-name="T29">to make defeating creeps easier</text:span><text:span text:style-name="T12">. To build or upgrade towers, some sort of building resource is required. These resources are generally acquired by defeating creeps or starting a new wave. <text:s/>The game is generally over when too many creeps make it to the destination or </text:span><text:span text:style-name="T30">all the waves are complete</text:span><text:span text:style-name="T12">. There may be several game modes like endless where the wave continue coming until the player loses or, reverse where using the same map, the origin and destination swap places.</text:span></text:p>
      <text:p text:style-name="P16"/>
      <text:p text:style-name="P1"><text:span text:style-name="T42">2)</text:span> What are the types of towers <text:span text:style-name="T69">that are generally in a TD game</text:span>?</text:p>
      <text:p text:style-name="P18">There are many types of towers, but there are certain archetypes that persist in most TD games. They are:</text:p>
      <text:list xml:id="list807553711" text:style-name="L1">
        <text:list-item>
          <text:p text:style-name="P2"><text:span text:style-name="T1">The cheap tower with average speed with low firepower</text:span></text:p>
        </text:list-item>
        <text:list-item>
          <text:p text:style-name="P19">The slow, high range tower with high firepower</text:p>
        </text:list-item>
        <text:list-item>
          <text:p text:style-name="P2"><text:span text:style-name="T1">The slow, AOE(area of effect, </text:span><text:span text:style-name="T58">in essence,</text:span><text:span text:style-name="T1"> targets a radius rather than an individual) tower</text:span></text:p>
        </text:list-item>
        <text:list-item>
          <text:p text:style-name="P2"><text:span text:style-name="T1">The slow, splash(hits to target also damage nearby </text:span><text:span text:style-name="T4">creeps</text:span><text:span text:style-name="T1">) tower</text:span></text:p>
        </text:list-item>
        <text:list-item>
          <text:p text:style-name="P20">The fast but low firepower tower</text:p>
        </text:list-item>
        <text:list-item>
          <text:p text:style-name="P3"><text:span text:style-name="T2">The affliction(negatively impacts </text:span><text:span text:style-name="T4">creeps. </text:span><text:span text:style-name="T57">For example,</text:span><text:span text:style-name="T2"> poison or stun) tower</text:span></text:p>
        </text:list-item>
        <text:list-item>
          <text:p text:style-name="P21">The tower that moves within a set area instead of being planted in one spot</text:p>
        </text:list-item>
        <text:list-item>
          <text:p text:style-name="P21">Towers that generate building resources for future use over time</text:p>
        </text:list-item>
        <text:list-item>
          <text:p text:style-name="P4"><text:span text:style-name="T3">Towers that can target multiple </text:span><text:span text:style-name="T5">creeps</text:span><text:span text:style-name="T3"> at once, </text:span><text:span text:style-name="T5">different from splash or AOE damage as this is intentional as opposed to coincidental</text:span></text:p>
        </text:list-item>
        <text:list-item>
          <text:p text:style-name="P5"><text:span text:style-name="T4">Towers that periodically spawn </text:span><text:span text:style-name="T6">ally units</text:span><text:span text:style-name="T4"> to stop and damage </text:span><text:span text:style-name="T6">creeps</text:span></text:p>
        </text:list-item>
        <text:list-item>
          <text:p text:style-name="P22">Towers that can create chain damage, meaning that attacks bounce between nearby creeps</text:p>
        </text:list-item>
        <text:list-item>
          <text:p text:style-name="P23">The very expensive but powerful tower</text:p>
        </text:list-item>
        <text:list-item>
          <text:p text:style-name="P24">The very slow, very high range, AOE tower with strong firepower</text:p>
        </text:list-item>
        <text:list-item>
          <text:p text:style-name="P24">The very fast, very long range, AOE tower</text:p>
        </text:list-item>
        <text:list-item>
          <text:p text:style-name="P6"><text:span text:style-name="T7">Obstacles </text:span><text:span text:style-name="T8">in the creeps’ path, </text:span><text:span text:style-name="T50">for example</text:span><text:span text:style-name="T7"> walls </text:span><text:span text:style-name="T51">or</text:span><text:span text:style-name="T7"> landmines</text:span></text:p>
        </text:list-item>
      </text:list>
      <text:p text:style-name="P18"/>
      <text:p text:style-name="P1"/>
      <text:p text:style-name="P1"><text:span text:style-name="T42">3)</text:span> What are the types of enemies <text:span text:style-name="T70">that are generally in a TD game</text:span>?</text:p>
      <text:p text:style-name="P25">Like towers, there are many creep archetypes that persist in most TD games.</text:p>
      <text:p text:style-name="P25">They are:</text:p>
      <text:list xml:id="list939585197" text:style-name="L2">
        <text:list-item>
          <text:p text:style-name="P26">The average health, average speed creep</text:p>
        </text:list-item>
        <text:list-item>
          <text:p text:style-name="P26">The low health but fast creep</text:p>
        </text:list-item>
        <text:list-item>
          <text:p text:style-name="P26">The high health but slow creep</text:p>
        </text:list-item>
        <text:list-item>
          <text:p text:style-name="P8"><text:span text:style-name="T9">The very high health, slow and low spawn rate creep. </text:span><text:span text:style-name="T60">For example,</text:span><text:span text:style-name="T9"> </text:span><text:span text:style-name="T60">b</text:span><text:span text:style-name="T9">osses</text:span></text:p>
        </text:list-item>
        <text:list-item>
          <text:p text:style-name="P7"><text:span text:style-name="T10">Creeps that summon more creeps over time</text:span></text:p>
        </text:list-item>
        <text:list-item>
          <text:p text:style-name="P7"><text:span text:style-name="T10">Creeps that can disable towers for a period of time. </text:span><text:span text:style-name="T59">For example,</text:span><text:span text:style-name="T10"> stun </text:span><text:span text:style-name="T59">nearby towers so they don’t attack for a short period of time.</text:span></text:p>
        </text:list-item>
        <text:list-item>
          <text:p text:style-name="P7"><text:span text:style-name="T10">Creeps that can help nearby creeps. </text:span><text:span text:style-name="T53">F</text:span><text:span text:style-name="T52">or example,</text:span><text:span text:style-name="T10"> give </text:span><text:span text:style-name="T55">creeps that give their allies </text:span><text:span text:style-name="T10">shields, regenerate </text:span><text:span text:style-name="T56">their</text:span><text:span text:style-name="T10"> health, </text:span><text:span text:style-name="T56">link their</text:span><text:span text:style-name="T10"> health </text:span><text:span text:style-name="T56">pools</text:span><text:span text:style-name="T10">, boost </text:span><text:span text:style-name="T56">their</text:span><text:span text:style-name="T10"> speed</text:span></text:p>
        </text:list-item>
        <text:list-item>
          <text:p text:style-name="P7"><text:span text:style-name="T10">Creeps that require certain damage type. </text:span><text:span text:style-name="T54">F</text:span><text:span text:style-name="T49">or example,</text:span><text:span text:style-name="T10"> flying creeps that require anti-air towers to hit</text:span></text:p>
        </text:list-item>
      </text:list>
      <text:p text:style-name="P1"/>
      <text:p text:style-name="P1"><text:span text:style-name="T65">4)</text:span> How do the enemies and towers interact?</text:p>
      <text:p text:style-name="P9"><text:span text:style-name="T11">The simplest way the tower and creep dynamic works is through a rock paper scissors manner, like how how health creeps that spawn in large groups could be more easily taken out by AOE towers </text:span><text:soft-page-break/><text:span text:style-name="T11">than slow single target towers. This is generally too simple. Other ways they could interact with with damage mitigation like armour that could reduce the amount of damage towers do, </text:span><text:span text:style-name="T31">which is </text:span><text:span text:style-name="T32">calculated as</text:span><text:span text:style-name="T31"> either</text:span><text:span text:style-name="T11"> an absolute amount or as a percentage </text:span><text:span text:style-name="T32">of total damage</text:span><text:span text:style-name="T11">. This could be overcome by some towers that could ignore armour or even destroy it. Some creeps could also regenerate health over time meaning it would need to be defeated quickly. Then there </text:span><text:span text:style-name="T33">can</text:span><text:span text:style-name="T11"> also be damage that </text:span><text:span text:style-name="T34">some </text:span><text:span text:style-name="T33">creeps</text:span><text:span text:style-name="T11"> are immune to </text:span><text:span text:style-name="T35">for example,</text:span><text:span text:style-name="T11"> ground based towers shouldn’t have any impact on flying creeps </text:span><text:span text:style-name="T36">as they</text:span><text:span text:style-name="T11"> don’t touch the ground.</text:span></text:p>
      <text:p text:style-name="P1"/>
      <text:p text:style-name="P1"><text:span text:style-name="T65">5</text:span><text:span text:style-name="T42">)</text:span> Is the face of TD games changing?</text:p>
      <text:p text:style-name="P10"><text:span text:style-name="T12">Modern TD games could also have RPG or FPS elements to them. For example, in Dungeon Defenders, the player controls a character that can attack enemy creeps as well as place towers. This character could level up and equip items to get stronger. These changes persist even after the game session ends so they could be used later.</text:span></text:p>
      <text:p text:style-name="P1"/>
      <text:p text:style-name="P1"><text:span text:style-name="T65">6</text:span><text:span text:style-name="T42">)</text:span> How long is the average TD game session?</text:p>
      <text:p text:style-name="P43">The target playing session for a TD game should be a few hours.</text:p>
      <text:p text:style-name="P1"/>
      <text:p text:style-name="P1"><text:span text:style-name="T65">7</text:span><text:span text:style-name="T42">)</text:span> What makes a TD game good?</text:p>
      <text:p text:style-name="P17"><text:span text:style-name="T13">In a well made TD game, players have time to plan their strategy, there are many tower types, there is a limit on building resources and it allows for creativity in terms of what strategy to use. </text:span><text:span text:style-name="T14">They also have a neat interface, are easy to learn with a steady difficulty curve. There are also many levels and some kind of original </text:span><text:span text:style-name="T37">twist</text:span><text:span text:style-name="T14"> that makes it unique.</text:span></text:p>
      <text:p text:style-name="P1"/>
      <text:p text:style-name="P1"/>
      <text:p text:style-name="P1"><text:span text:style-name="T65">8</text:span><text:span text:style-name="T42">)</text:span> What are the <text:span text:style-name="T71">potential</text:span> pitfalls when making a TD game?</text:p>
      <text:p text:style-name="P27">Some things should be avoided when making TD games <text:span text:style-name="T15">according to Reddit</text:span>. They include:</text:p>
      <text:list xml:id="list3373484126" text:style-name="L4">
        <text:list-item>
          <text:p text:style-name="P28">extremely long levels</text:p>
        </text:list-item>
        <text:list-item>
          <text:p text:style-name="P28">bosses that are much stronger than normal enemies</text:p>
        </text:list-item>
        <text:list-item>
          <text:p text:style-name="P28">towers that are useless for their price</text:p>
        </text:list-item>
        <text:list-item>
          <text:p text:style-name="P28">badly programmed towers or enemies</text:p>
        </text:list-item>
        <text:list-item>
          <text:p text:style-name="P28">a lack of variety</text:p>
          <text:p text:style-name="P28"/>
        </text:list-item>
      </text:list>
      <text:p text:style-name="P1"><text:span text:style-name="T65">9</text:span><text:span text:style-name="T42">)</text:span> How could <text:span text:style-name="T38">potential pitfalls be avoided</text:span>?</text:p>
      <text:p text:style-name="P11"><text:span text:style-name="T16">The easiest way to avoid bad game design is to think of a game you don’t like. Then identify what you don’t like about it. </text:span><text:span text:style-name="T17">After that, find a way to fix it and think how this fix would change the rest of the game.</text:span></text:p>
      <text:p text:style-name="P11"/>
      <text:p text:style-name="P1"><text:span text:style-name="T65">10</text:span><text:span text:style-name="T43">)</text:span> Why should <text:span text:style-name="T39">potential pitfalls be avoided</text:span>?</text:p>
      <text:p text:style-name="P29">They should be avoided so there is no need to remake the entire game at every iteration.</text:p>
      <text:p text:style-name="P1"/>
      <text:p text:style-name="P1"><text:span text:style-name="T43">1</text:span><text:span text:style-name="T65">1</text:span><text:span text:style-name="T43">)</text:span> Which <text:span text:style-name="T40">themes and settings</text:span> are popular now <text:span text:style-name="T72">for games</text:span>?</text:p>
      <text:p text:style-name="P31">There are many themes and setting in popular games. They include:</text:p>
      <text:list xml:id="list1543616896" text:style-name="L5">
        <text:list-item>
          <text:p text:style-name="P12"><text:span text:style-name="T18">wilderness</text:span></text:p>
        </text:list-item>
        <text:list-item>
          <text:p text:style-name="P30">crime</text:p>
        </text:list-item>
        <text:list-item>
          <text:p text:style-name="P30">superhero</text:p>
        </text:list-item>
        <text:list-item>
          <text:p text:style-name="P30">military</text:p>
        </text:list-item>
        <text:list-item>
          <text:p text:style-name="P30">cartoon</text:p>
        </text:list-item>
        <text:list-item>
          <text:p text:style-name="P30">futuristic</text:p>
        </text:list-item>
        <text:list-item>
          <text:p text:style-name="P30">medieval</text:p>
        </text:list-item>
        <text:list-item>
          <text:p text:style-name="P32">sports</text:p>
        </text:list-item>
        <text:list-item>
          <text:p text:style-name="P32">ancient civilisation</text:p>
        </text:list-item>
        <text:list-item>
          <text:p text:style-name="P32">urban</text:p>
        </text:list-item>
        <text:list-item>
          <text:p text:style-name="P32"><text:soft-page-break/>rural</text:p>
        </text:list-item>
        <text:list-item>
          <text:p text:style-name="P32">pirates</text:p>
        </text:list-item>
        <text:list-item>
          <text:p text:style-name="P32">ghosts</text:p>
          <text:p text:style-name="P44"/>
        </text:list-item>
      </text:list>
      <text:p text:style-name="P33"/>
      <text:p text:style-name="P1"><text:span text:style-name="T44">1</text:span><text:span text:style-name="T65">2</text:span><text:span text:style-name="T44">)</text:span> What makes for good game design for a simple game?</text:p>
      <text:p text:style-name="P34">A well made game should have certain aspects. They include:</text:p>
      <text:list xml:id="list2138432210" text:style-name="L6">
        <text:list-item>
          <text:p text:style-name="P35">a clear objective so players know what they should be doing</text:p>
        </text:list-item>
        <text:list-item>
          <text:p text:style-name="P35">constraints on what the player can and can’t do</text:p>
        </text:list-item>
        <text:list-item>
          <text:p text:style-name="P35">some way for the different elements to interact with each other</text:p>
        </text:list-item>
        <text:list-item>
          <text:p text:style-name="P35">for multiplayer games, some way for the losing player to still win</text:p>
        </text:list-item>
        <text:list-item>
          <text:p text:style-name="P35">some mechanic that makes the game have a steady pace</text:p>
        </text:list-item>
        <text:list-item>
          <text:p text:style-name="P35">something surprising that keeps the player engaged</text:p>
        </text:list-item>
        <text:list-item>
          <text:p text:style-name="P35">the requir<text:span text:style-name="T61">e</text:span>ment of strategy so the player feels like they are getting better at the game</text:p>
        </text:list-item>
        <text:list-item>
          <text:p text:style-name="P35">fun, or else no one will play it</text:p>
        </text:list-item>
        <text:list-item>
          <text:p text:style-name="P35">something in the artwork that makes it feel different</text:p>
        </text:list-item>
        <text:list-item>
          <text:p text:style-name="P36">something about it that makes the game stand out</text:p>
          <text:p text:style-name="P36"/>
        </text:list-item>
      </text:list>
      <text:p text:style-name="P1"/>
      <text:p text:style-name="P1"><text:span text:style-name="T45">1</text:span><text:span text:style-name="T66">3</text:span><text:span text:style-name="T45">) </text:span><text:span text:style-name="T73">What art</text:span> styles are <text:span text:style-name="T73">used</text:span> <text:span text:style-name="T41">for games</text:span>?</text:p>
      <text:p text:style-name="P37">There are many styles a game could have. They include:</text:p>
      <text:list xml:id="list1254319755" text:style-name="L7">
        <text:list-item>
          <text:p text:style-name="P38">black and white with various grades of shading</text:p>
        </text:list-item>
        <text:list-item>
          <text:p text:style-name="P38">a very cartoonish but lifeless style seen in many mobile games</text:p>
        </text:list-item>
        <text:list-item>
          <text:p text:style-name="P38">cell shaded</text:p>
        </text:list-item>
        <text:list-item>
          <text:p text:style-name="P38">16-bit so that everything looks like it’s in low resolution</text:p>
        </text:list-item>
        <text:list-item>
          <text:p text:style-name="P39">realistic</text:p>
        </text:list-item>
        <text:list-item>
          <text:p text:style-name="P13"><text:span text:style-name="T19">chibi, </text:span><text:span text:style-name="T62">in essence,</text:span><text:span text:style-name="T19"> everyone is much shorter, </text:span><text:span text:style-name="T63">plumper</text:span><text:span text:style-name="T19"> and cutesy looking</text:span></text:p>
        </text:list-item>
        <text:list-item>
          <text:p text:style-name="P39">abstract so everything is just shapes</text:p>
          <text:p text:style-name="P39"/>
        </text:list-item>
      </text:list>
      <text:p text:style-name="P1"><text:span text:style-name="T46">1</text:span><text:span text:style-name="T67">4</text:span><text:span text:style-name="T46">)</text:span> What makes for bad design for a simple game?</text:p>
      <text:p text:style-name="P40">There are a few aspects that simple games should avoid. They are:</text:p>
      <text:list xml:id="list2203654062" text:style-name="L8">
        <text:list-item>
          <text:p text:style-name="P41">no colour blind option</text:p>
        </text:list-item>
        <text:list-item>
          <text:p text:style-name="P41">wasted items in the game</text:p>
        </text:list-item>
        <text:list-item>
          <text:p text:style-name="P41">instant fails</text:p>
        </text:list-item>
        <text:list-item>
          <text:p text:style-name="P41">bullet sponges</text:p>
          <text:p text:style-name="P41"/>
        </text:list-item>
      </text:list>
      <text:p text:style-name="P1"><text:span text:style-name="T47">1</text:span><text:span text:style-name="T67">5</text:span><text:span text:style-name="T47">)</text:span> What languages are simple games made in?</text:p>
      <text:p text:style-name="P42">Of the languages that we should know, games could be made in C++, HTML, CSS, JavaScript and Python. <text:span text:style-name="T20">They are most commonly made in C++, </text:span><text:span text:style-name="T21">sometimes made from Java</text:span><text:span text:style-name="T64">S</text:span><text:span text:style-name="T21">cript</text:span><text:span text:style-name="T20"> or made using software </text:span><text:span text:style-name="T22">specifically for game making</text:span><text:span text:style-name="T20"> instead of from code.</text:span></text:p>
      <text:p text:style-name="P1"/>
      <text:p text:style-name="P1"/>
      <text:p text:style-name="P1"><text:span text:style-name="T48">1</text:span><text:span text:style-name="T67">6</text:span><text:span text:style-name="T48">)</text:span> Are there libraries in those languages <text:span text:style-name="T74">that we know</text:span> that would make coding games easier?</text:p>
      <text:p text:style-name="P14"><text:span text:style-name="T23">There are indeed libraries in C++ and JavaScript that help making games easier. They are generally libraries that provide graphics so much of the work in terms of the game engine would still need to be done in order to make a proper game using them.</text:span></text:p>
      <text:p text:style-name="P14"/>
      <text:p text:style-name="P1"><text:span text:style-name="T48">1</text:span><text:span text:style-name="T68">7</text:span><text:span text:style-name="T48">)</text:span> What forms of testing should be done when making games?</text:p>
      <text:p text:style-name="P15"><text:span text:style-name="T24">There are many forms of testing specific to games but they are generally for commercial products and not for student projects with smaller teams, fewer resources and less time. One of these that could still be implemented is regression testing which is when some part of the game has been changed, a part that was tested before is tested again to see if it has been impacted by said changes. </text:span><text:soft-page-break/><text:span text:style-name="T24">Another testing method that could be used is Ad hoc testing which is playing the unfinished game to randomly find errors. The final testing method that could be implemented is play testing which is to play the game to see if any of the in game parameters should be changed to make the game more enjoyable. Unit testing and user test cases should also be used as those are just standard test types.</text:span></text:p>
      <text:p text:style-name="P15"/>
      <text:p text:style-name="P45">Sources used</text:p>
      <text:list xml:id="list50216977" text:style-name="L10">
        <text:list-item>
          <text:p text:style-name="P46"><text:a xlink:type="simple" xlink:href="https://tds.fandom.com/wiki/Towers" office:target-frame-name="_blank" xlink:show="new" text:style-name="Internet_20_link" text:visited-style-name="Visited_20_Internet_20_Link">https://tds.fandom.com/wiki/Towers</text:a> </text:p>
        </text:list-item>
        <text:list-item>
          <text:p text:style-name="P46"><text:a xlink:type="simple" xlink:href="https://www.stardock.com/games/article/495008/siege-of-centauri-dev-journal-what-makes-a-good-tower-defense-game" office:target-frame-name="_blank" xlink:show="new" text:style-name="Internet_20_link" text:visited-style-name="Visited_20_Internet_20_Link">https://www.stardock.com/games/article/495008/siege-of-centauri-dev-journal-what-makes-a-good-tower-defense-game</text:a> </text:p>
        </text:list-item>
        <text:list-item>
          <text:p text:style-name="P46"><text:a xlink:type="simple" xlink:href="https://ptd.fandom.com/wiki/Enemies" office:target-frame-name="_blank" xlink:show="new" text:style-name="Internet_20_link" text:visited-style-name="Visited_20_Internet_20_Link">https://ptd.fandom.com/wiki/Enemies</text:a> </text:p>
        </text:list-item>
        <text:list-item>
          <text:p text:style-name="P46"><text:a xlink:type="simple" xlink:href="https://en.wikipedia.org/wiki/Tower_defense" office:target-frame-name="_blank" xlink:show="new" text:style-name="Internet_20_link" text:visited-style-name="Visited_20_Internet_20_Link">https://en.wikipedia.org/wiki/Tower_defense</text:a> </text:p>
        </text:list-item>
        <text:list-item>
          <text:p text:style-name="P46"><text:a xlink:type="simple" xlink:href="https://www.giantbomb.com/tower-defense/3015-413/" office:target-frame-name="_blank" xlink:show="new" text:style-name="Internet_20_link" text:visited-style-name="Visited_20_Internet_20_Link">https://www.giantbomb.com/tower-defense/3015-413/</text:a> </text:p>
        </text:list-item>
        <text:list-item>
          <text:p text:style-name="P46"><text:a xlink:type="simple" xlink:href="https://towerdefence.fandom.com/wiki/Tower_Defence" office:target-frame-name="_blank" xlink:show="new" text:style-name="Internet_20_link" text:visited-style-name="Visited_20_Internet_20_Link">https://towerdefence.fandom.com/wiki/Tower_Defence</text:a> </text:p>
        </text:list-item>
        <text:list-item>
          <text:p text:style-name="P46"><text:a xlink:type="simple" xlink:href="https://gameanalytics.com/blog/metrics-behind-successful-tower-defense-games/" office:target-frame-name="_blank" xlink:show="new" text:style-name="Internet_20_link" text:visited-style-name="Visited_20_Internet_20_Link">https://gameanalytics.com/blog/metrics-behind-successful-tower-defense-games/</text:a> </text:p>
        </text:list-item>
        <text:list-item>
          <text:p text:style-name="P46"><text:a xlink:type="simple" xlink:href="http://www.digitallydownloaded.net/2011/03/what-makes-good-tower-defence-game.html" office:target-frame-name="_blank" xlink:show="new" text:style-name="Internet_20_link" text:visited-style-name="Visited_20_Internet_20_Link">http://www.digitallydownloaded.net/2011/03/what-makes-good-tower-defence-game.html</text:a> </text:p>
        </text:list-item>
        <text:list-item>
          <text:p text:style-name="P46"><text:a xlink:type="simple" xlink:href="https://www.reddit.com/r/gamedesign/comments/p13hr0/what_makes_a_tower_defense_game_fun/" office:target-frame-name="_blank" xlink:show="new" text:style-name="Internet_20_link" text:visited-style-name="Visited_20_Internet_20_Link">https://www.reddit.com/r/gamedesign/comments/p13hr0/what_makes_a_tower_defense_game_fun/</text:a> </text:p>
        </text:list-item>
        <text:list-item>
          <text:p text:style-name="P46"><text:a xlink:type="simple" xlink:href="https://www.gamedesigning.org/become-a-game-designer/" office:target-frame-name="_blank" xlink:show="new" text:style-name="Internet_20_link" text:visited-style-name="Visited_20_Internet_20_Link">https://www.gamedesigning.org/become-a-game-designer/</text:a> </text:p>
        </text:list-item>
        <text:list-item>
          <text:p text:style-name="P46"><text:a xlink:type="simple" xlink:href="https://www.youtube.com/watch?v=NnI_1DOYt2A" office:target-frame-name="_blank" xlink:show="new" text:style-name="Internet_20_link" text:visited-style-name="Visited_20_Internet_20_Link">https://www.youtube.com/watch?v=NnI_1DOYt2A</text:a> </text:p>
        </text:list-item>
        <text:list-item>
          <text:p text:style-name="P46"><text:a xlink:type="simple" xlink:href="https://www.reddit.com/r/gamedesign/comments/p13hr0/what_makes_a_tower_defense_game_fun/" office:target-frame-name="_blank" xlink:show="new" text:style-name="Internet_20_link" text:visited-style-name="Visited_20_Internet_20_Link">https://www.reddit.com/r/gamedesign/comments/p13hr0/what_makes_a_tower_defense_game_fun/</text:a> </text:p>
        </text:list-item>
        <text:list-item>
          <text:p text:style-name="P46"><text:a xlink:type="simple" xlink:href="https://www.ranker.com/list/most-popular-video-games-today/ranker-games" office:target-frame-name="_blank" xlink:show="new" text:style-name="Internet_20_link" text:visited-style-name="Visited_20_Internet_20_Link">https://www.ranker.com/list/most-popular-video-games-today/ranker-games</text:a> </text:p>
        </text:list-item>
        <text:list-item>
          <text:p text:style-name="P46"><text:a xlink:type="simple" xlink:href="https://gameanalytics.com/blog/5-reasons-game-devs-should-start-making-hyper-casual-games/" office:target-frame-name="_blank" xlink:show="new" text:style-name="Internet_20_link" text:visited-style-name="Visited_20_Internet_20_Link">https://gameanalytics.com/blog/5-reasons-game-devs-should-start-making-hyper-casual-games/</text:a> </text:p>
        </text:list-item>
        <text:list-item>
          <text:p text:style-name="P46"><text:a xlink:type="simple" xlink:href="https://brandonthegamedev.com/10-elements-of-good-game-design/" office:target-frame-name="_blank" xlink:show="new" text:style-name="Internet_20_link" text:visited-style-name="Visited_20_Internet_20_Link">https://brandonthegamedev.com/10-elements-of-good-game-design/</text:a> </text:p>
        </text:list-item>
        <text:list-item>
          <text:p text:style-name="P46"><text:a xlink:type="simple" xlink:href="https://www.pcgamer.com/game-design-sins/" office:target-frame-name="_blank" xlink:show="new" text:style-name="Internet_20_link" text:visited-style-name="Visited_20_Internet_20_Link">https://www.pcgamer.com/game-design-sins/</text:a> </text:p>
        </text:list-item>
        <text:list-item>
          <text:p text:style-name="P46"><text:a xlink:type="simple" xlink:href="https://www.gamesradar.com/most-overused-art-styles-all-video-games/" office:target-frame-name="_blank" xlink:show="new" text:style-name="Internet_20_link" text:visited-style-name="Visited_20_Internet_20_Link">https://www.gamesradar.com/most-overused-art-styles-all-video-games/</text:a> </text:p>
        </text:list-item>
        <text:list-item>
          <text:p text:style-name="P46"><text:a xlink:type="simple" xlink:href="https://jahmelcoleman.wordpress.com/games-development/200-2/" office:target-frame-name="_blank" xlink:show="new" text:style-name="Internet_20_link" text:visited-style-name="Visited_20_Internet_20_Link">https://jahmelcoleman.wordpress.com/games-development/200-2/</text:a> </text:p>
        </text:list-item>
        <text:list-item>
          <text:p text:style-name="P46"><text:a xlink:type="simple" xlink:href="https://superjumpmagazine.com/top-5-best-video-game-uis-db941d6a9357" office:target-frame-name="_blank" xlink:show="new" text:style-name="Internet_20_link" text:visited-style-name="Visited_20_Internet_20_Link">https://superjumpmagazine.com/top-5-best-video-game-uis-db941d6a9357</text:a> </text:p>
        </text:list-item>
        <text:list-item>
          <text:p text:style-name="P46"><text:a xlink:type="simple" xlink:href="https://www.codeconquest.com/blog/best-languages-for-game-development/" office:target-frame-name="_blank" xlink:show="new" text:style-name="Internet_20_link" text:visited-style-name="Visited_20_Internet_20_Link">https://www.codeconquest.com/blog/best-languages-for-game-development/</text:a> </text:p>
        </text:list-item>
        <text:list-item>
          <text:p text:style-name="P46"><text:a xlink:type="simple" xlink:href="https://fixthephoto.com/best-game-making-software-for-beginners.html" office:target-frame-name="_blank" xlink:show="new" text:style-name="Internet_20_link" text:visited-style-name="Visited_20_Internet_20_Link">https://fixthephoto.com/best-game-making-software-for-beginners.html</text:a> </text:p>
        </text:list-item>
        <text:list-item>
          <text:p text:style-name="P46"><text:a xlink:type="simple" xlink:href="https://www.testbytes.net/blog/types-of-game-testing/" office:target-frame-name="_blank" xlink:show="new" text:style-name="Internet_20_link" text:visited-style-name="Visited_20_Internet_20_Link">https://www.testbytes.net/blog/types-of-game-testing/</text:a> </text:p>
        </text:list-item>
        <text:list-item>
          <text:p text:style-name="P46"><text:a xlink:type="simple" xlink:href="https://www.guru99.com/game-testing-mobile-desktop-apps.html" office:target-frame-name="_blank" xlink:show="new" text:style-name="Internet_20_link" text:visited-style-name="Visited_20_Internet_20_Link">https://www.guru99.com/game-testing-mobile-desktop-apps.html</text:a> </text:p>
        </text:list-item>
        <text:list-item>
          <text:p text:style-name="P46"><text:a xlink:type="simple" xlink:href="https://blog.bitsrc.io/9-top-js-gaming-engines-and-libraries-for-2020-81707d9f095" office:target-frame-name="_blank" xlink:show="new" text:style-name="Internet_20_link" text:visited-style-name="Visited_20_Internet_20_Link">https://blog.bitsrc.io/9-top-js-gaming-engines-and-libraries-for-2020-81707d9f095</text:a> </text:p>
        </text:list-item>
        <text:list-item>
          <text:p text:style-name="P46"><text:a xlink:type="simple" xlink:href="https://cpp.libhunt.com/libs/graphics" office:target-frame-name="_blank" xlink:show="new" text:style-name="Internet_20_link" text:visited-style-name="Visited_20_Internet_20_Link">https://cpp.libhunt.com/libs/graphics</text:a> </text:p>
        </text:list-item>
      </text:list>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NZ"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NZ"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dc:date>2021-11-28T18:50:28.691000000</dc:date>
    <meta:editing-duration>PT6H52M22S</meta:editing-duration>
    <meta:editing-cycles>122</meta:editing-cycles>
    <meta:generator>LibreOffice/6.4.7.2$Windows_X86_64 LibreOffice_project/639b8ac485750d5696d7590a72ef1b496725cfb5</meta:generator>
    <meta:document-statistic meta:table-count="0" meta:image-count="0" meta:object-count="0" meta:page-count="4" meta:paragraph-count="128" meta:word-count="1611" meta:character-count="10144" meta:non-whitespace-character-count="8722"/>
  </office:meta>
</office:document-meta>
</file>